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Modern880BT-Bold" svg:font-family="Modern880BT-Bold" style:font-family-generic="roman"/>
    <style:font-face style:name="Modern880BT-Roman" svg:font-family="Modern880BT-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licte i negociació</text:p>
      <text:p text:style-name="P1"/>
      <text:p text:style-name="P1">El conflicte és un element consubstancial a l’existència de qualsevol grup humà. En totes les situacions en què existeix un col·lectiu de persones, tant en l’àmbit familiar, com social o organitzacional, poden produir-se discrepàncies entre els membres que componen el grup, la qual cosa pot fer que sorgeixi el conflicte.</text:p>
      <text:p text:style-name="P1"/>
      <text:p text:style-name="P1">En les organitzacions, la interacció de les persones i grups que es transmeten informació, i coordinen les seves activitats per tal d’assegurar el seu funcionament promou la col·laboració i també possibilita l’aparició de conflictes. La negociació i la comunicació esdevenen tècniques per resoldre’ls.</text:p>
      <text:p text:style-name="P1"/>
      <text:p text:style-name="P1">El conflicte en lorganització</text:p>
      <text:p text:style-name="P1"/>
      <text:p text:style-name="P1">Resulta inevitable que en la vida diaria de les organitzacions es produeixin conflictes. Les discrepàncies entre els seus membres per la forma com es reparteixen les tasques,la demanda de millores laborals per part dels treballadors a la direcció de l’empresa, o l’enfrontament d’un departament o equip de treball per obtenir uns recursos determinats, en podrien ser alguns exemples.</text:p>
      <text:p text:style-name="P1"/>
      <text:p text:style-name="P1">Perquè es pugui parlar de conflicte s’han de donar tres elements:</text:p>
      <text:p text:style-name="P1">Interdependència entre les parts, de manera que els objectius i desitjos d’una d’elles puguin dependre de les accions de l’altra.</text:p>
      <text:p text:style-name="P1">ercepció per alguna de les parts d’existència d’incompatibilitats entre els seus objectius o interessos amb els dels de l’altra part.</text:p>
      <text:p text:style-name="P1">Existència d’interacció a través de la comunicació.</text:p>
      <text:p text:style-name="P1"/>
      <text:p text:style-name="P1"/>
      <text:p text:style-name="P1">Autora: Llúcia Orte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dern880BT-Bold" svg:font-family="Modern880BT-Bold" style:font-family-generic="roman"/>
    <style:font-face style:name="Modern880BT-Roman" svg:font-family="Modern880BT-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5T08:04:37.23</meta:creation-date>
    <dc:date>2009-07-15T08:50:48.54</dc:date>
    <meta:editing-duration>PT00H15M19S</meta:editing-duration>
    <meta:editing-cycles>2</meta:editing-cycles>
    <meta:generator>OpenOffice.org/3.0$Win32 OpenOffice.org_project/300m9$Build-9358</meta:generator>
    <meta:document-statistic meta:table-count="0" meta:image-count="0" meta:object-count="0" meta:page-count="1" meta:paragraph-count="10" meta:word-count="219" meta:character-count="1456"/>
    <meta:user-defined meta:name="Informació 1"/>
    <meta:user-defined meta:name="Informació 2"/>
    <meta:user-defined meta:name="Informació 3"/>
    <meta:user-defined meta:name="Informació 4"/>
  </office:meta>
</office:document-meta>
</file>